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4256in"/>
    </style:style>
    <style:style style:name="co22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76in" svg:x="0.1768in" svg:y="0.0508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3906in" svg:y="0.7051in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3"/>
        <table:table-column table:style-name="co9" table:number-columns-repeated="49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4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formula="of:=[.J3]/[.G3]" office:value-type="percentage" office:value="0.0232187761944677" calcext:value-type="percentage">
            <text:p>2.32%</text:p>
          </table:table-cell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formula="of:=[.J4]/[.G4]" office:value-type="percentage" office:value="0.0114960881366757" calcext:value-type="percentage">
            <text:p>1.15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97" calcext:value-type="float">
            <text:p>97</text:p>
          </table:table-cell>
          <table:table-cell table:formula="of:=SUM([.I4:.I5])" office:value-type="float" office:value="222" calcext:value-type="float">
            <text:p>222</text:p>
          </table:table-cell>
          <table:table-cell table:formula="of:=SUM([.M4:.N4]) /[.L4]" office:value-type="percentage" office:value="0.0130947005459546" calcext:value-type="percentage">
            <text:p>1.3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formula="of:=[.J5]/[.G5]" office:value-type="percentage" office:value="0.0147866497676384" calcext:value-type="percentage">
            <text:p>1.4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formula="of:=[.J6]/[.G6]" office:value-type="percentage" office:value="0.0126953841637925" calcext:value-type="percentage">
            <text:p>1.27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101" calcext:value-type="float">
            <text:p>101</text:p>
          </table:table-cell>
          <table:table-cell table:formula="of:=SUM([.I6:.I7])" office:value-type="float" office:value="227" calcext:value-type="float">
            <text:p>227</text:p>
          </table:table-cell>
          <table:table-cell table:formula="of:=SUM([.M6:.N6]) /[.L6]" office:value-type="percentage" office:value="0.0129255989911728" calcext:value-type="percentage">
            <text:p>1.2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formula="of:=[.J7]/[.G7]" office:value-type="percentage" office:value="0.0131926121372032" calcext:value-type="percentage">
            <text:p>1.32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formula="of:=[.J8]/[.G8]" office:value-type="percentage" office:value="0.00785116914149172" calcext:value-type="percentage">
            <text:p>0.79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87" calcext:value-type="float">
            <text:p>87</text:p>
          </table:table-cell>
          <table:table-cell table:formula="of:=SUM([.I8:.I9])" office:value-type="float" office:value="173" calcext:value-type="float">
            <text:p>173</text:p>
          </table:table-cell>
          <table:table-cell table:formula="of:=SUM([.M8:.N8]) /[.L8]" office:value-type="percentage" office:value="0.0115314676010112" calcext:value-type="percentage">
            <text:p>1.15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formula="of:=[.J9]/[.G9]" office:value-type="percentage" office:value="0.015513897866839" calcext:value-type="percentage">
            <text:p>1.55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formula="of:=[.J10]/[.G10]" office:value-type="percentage" office:value="0.0109881031064111" calcext:value-type="percentage">
            <text:p>1.1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106" calcext:value-type="float">
            <text:p>106</text:p>
          </table:table-cell>
          <table:table-cell table:formula="of:=SUM([.I10:.I11])" office:value-type="float" office:value="221" calcext:value-type="float">
            <text:p>221</text:p>
          </table:table-cell>
          <table:table-cell table:formula="of:=SUM([.M10:.N10]) /[.L10]" office:value-type="percentage" office:value="0.0133682187972691" calcext:value-type="percentage">
            <text:p>1.34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formula="of:=[.J11]/[.G11]" office:value-type="percentage" office:value="0.0156996034636239" calcext:value-type="percentage">
            <text:p>1.57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formula="of:=[.J12]/[.G12]" office:value-type="percentage" office:value="0.0128063386769854" calcext:value-type="percentage">
            <text:p>1.28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118" calcext:value-type="float">
            <text:p>118</text:p>
          </table:table-cell>
          <table:table-cell table:formula="of:=SUM([.I12:.I13])" office:value-type="float" office:value="181" calcext:value-type="float">
            <text:p>181</text:p>
          </table:table-cell>
          <table:table-cell table:formula="of:=SUM([.M12:.N12]) /[.L12]" office:value-type="percentage" office:value="0.0138992190405355" calcext:value-type="percentage">
            <text:p>1.3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formula="of:=[.J13]/[.G13]" office:value-type="percentage" office:value="0.0150121974103959" calcext:value-type="percentage">
            <text:p>1.50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formula="of:=[.J14]/[.G14]" office:value-type="percentage" office:value="0.0137715444406894" calcext:value-type="percentage">
            <text:p>1.38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120" calcext:value-type="float">
            <text:p>120</text:p>
          </table:table-cell>
          <table:table-cell table:formula="of:=SUM([.I14:.I15])" office:value-type="float" office:value="233" calcext:value-type="float">
            <text:p>233</text:p>
          </table:table-cell>
          <table:table-cell table:formula="of:=SUM([.M14:.N14]) /[.L14]" office:value-type="percentage" office:value="0.0150206374196843" calcext:value-type="percentage">
            <text:p>1.50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formula="of:=[.J15]/[.G15]" office:value-type="percentage" office:value="0.0162880411487355" calcext:value-type="percentage">
            <text:p>1.6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formula="of:=[.J16]/[.G16]" office:value-type="percentage" office:value="0.0106990014265335" calcext:value-type="percentage">
            <text:p>1.07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135" calcext:value-type="float">
            <text:p>135</text:p>
          </table:table-cell>
          <table:table-cell table:formula="of:=SUM([.I16:.I17])" office:value-type="float" office:value="176" calcext:value-type="float">
            <text:p>176</text:p>
          </table:table-cell>
          <table:table-cell table:formula="of:=SUM([.M16:.N16]) /[.L16]" office:value-type="percentage" office:value="0.0125921127216779" calcext:value-type="percentage">
            <text:p>1.26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formula="of:=[.J17]/[.G17]" office:value-type="percentage" office:value="0.0145695364238411" calcext:value-type="percentage">
            <text:p>1.46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formula="of:=[.J18]/[.G18]" office:value-type="percentage" office:value="0.0121910487641951" calcext:value-type="percentage">
            <text:p>1.22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148" calcext:value-type="float">
            <text:p>148</text:p>
          </table:table-cell>
          <table:table-cell table:formula="of:=SUM([.I18:.I19])" office:value-type="float" office:value="199" calcext:value-type="float">
            <text:p>199</text:p>
          </table:table-cell>
          <table:table-cell table:formula="of:=SUM([.M18:.N18]) /[.L18]" office:value-type="percentage" office:value="0.0157849247145522" calcext:value-type="percentage">
            <text:p>1.58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formula="of:=[.J19]/[.G19]" office:value-type="percentage" office:value="0.0200859398421105" calcext:value-type="percentage">
            <text:p>2.01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formula="of:=[.J20]/[.G20]" office:value-type="percentage" office:value="0.0148903528562404" calcext:value-type="percentage">
            <text:p>1.49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164" calcext:value-type="float">
            <text:p>164</text:p>
          </table:table-cell>
          <table:table-cell table:formula="of:=SUM([.I20:.I21])" office:value-type="float" office:value="264" calcext:value-type="float">
            <text:p>264</text:p>
          </table:table-cell>
          <table:table-cell table:formula="of:=SUM([.M20:.N20]) /[.L20]" office:value-type="percentage" office:value="0.018698121450415" calcext:value-type="percentage">
            <text:p>1.8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formula="of:=[.J21]/[.G21]" office:value-type="percentage" office:value="0.0222711491235498" calcext:value-type="percentage">
            <text:p>2.2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formula="of:=[.J22]/[.G22]" office:value-type="percentage" office:value="0.0163192904656319" calcext:value-type="percentage">
            <text:p>1.63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147" calcext:value-type="float">
            <text:p>147</text:p>
          </table:table-cell>
          <table:table-cell table:formula="of:=SUM([.I22:.I23])" office:value-type="float" office:value="267" calcext:value-type="float">
            <text:p>267</text:p>
          </table:table-cell>
          <table:table-cell table:formula="of:=SUM([.M22:.N22]) /[.L22]" office:value-type="percentage" office:value="0.0180888714117184" calcext:value-type="percentage">
            <text:p>1.8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formula="of:=[.J23]/[.G23]" office:value-type="percentage" office:value="0.019807096107475" calcext:value-type="percentage">
            <text:p>1.9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formula="of:=[.J24]/[.G24]" office:value-type="percentage" office:value="0.0137221269296741" calcext:value-type="percentage">
            <text:p>1.37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184" calcext:value-type="float">
            <text:p>184</text:p>
          </table:table-cell>
          <table:table-cell table:formula="of:=SUM([.I24:.I25])" office:value-type="float" office:value="208" calcext:value-type="float">
            <text:p>208</text:p>
          </table:table-cell>
          <table:table-cell table:formula="of:=SUM([.M24:.N24]) /[.L24]" office:value-type="percentage" office:value="0.0171583647027926" calcext:value-type="percentage">
            <text:p>1.72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formula="of:=[.J25]/[.G25]" office:value-type="percentage" office:value="0.0203925567167984" calcext:value-type="percentage">
            <text:p>2.0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formula="of:=[.J26]/[.G26]" office:value-type="percentage" office:value="0.0220034742327736" calcext:value-type="percentage">
            <text:p>2.2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347" calcext:value-type="float">
            <text:p>347</text:p>
          </table:table-cell>
          <table:table-cell table:formula="of:=SUM([.I26:.I27])" office:value-type="float" office:value="217" calcext:value-type="float">
            <text:p>217</text:p>
          </table:table-cell>
          <table:table-cell table:formula="of:=SUM([.M26:.N26]) /[.L26]" office:value-type="percentage" office:value="0.0241376358811949" calcext:value-type="percentage">
            <text:p>2.4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formula="of:=[.J27]/[.G27]" office:value-type="percentage" office:value="0.0264254677662499" calcext:value-type="percentage">
            <text:p>2.6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formula="of:=[.J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305" calcext:value-type="float">
            <text:p>305</text:p>
          </table:table-cell>
          <table:table-cell table:formula="of:=SUM([.I28:.I29])" office:value-type="float" office:value="206" calcext:value-type="float">
            <text:p>206</text:p>
          </table:table-cell>
          <table:table-cell table:formula="of:=SUM([.M28:.N28]) /[.L2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formula="of:=[.J29]/[.G2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formula="of:=[.J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391" calcext:value-type="float">
            <text:p>391</text:p>
          </table:table-cell>
          <table:table-cell table:formula="of:=SUM([.I30:.I31])" office:value-type="float" office:value="220" calcext:value-type="float">
            <text:p>220</text:p>
          </table:table-cell>
          <table:table-cell table:formula="of:=SUM([.M30:.N30]) /[.L3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formula="of:=[.J31]/[.G3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formula="of:=[.J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401" calcext:value-type="float">
            <text:p>401</text:p>
          </table:table-cell>
          <table:table-cell table:formula="of:=SUM([.I32:.I33])" office:value-type="float" office:value="228" calcext:value-type="float">
            <text:p>228</text:p>
          </table:table-cell>
          <table:table-cell table:formula="of:=SUM([.M32:.N32]) /[.L3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formula="of:=[.J33]/[.G3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formula="of:=[.J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340" calcext:value-type="float">
            <text:p>340</text:p>
          </table:table-cell>
          <table:table-cell table:formula="of:=SUM([.I34:.I35])" office:value-type="float" office:value="197" calcext:value-type="float">
            <text:p>197</text:p>
          </table:table-cell>
          <table:table-cell table:formula="of:=SUM([.M34:.N34]) /[.L3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formula="of:=[.J35]/[.G3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formula="of:=[.J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308" calcext:value-type="float">
            <text:p>308</text:p>
          </table:table-cell>
          <table:table-cell table:formula="of:=SUM([.I36:.I37])" office:value-type="float" office:value="175" calcext:value-type="float">
            <text:p>175</text:p>
          </table:table-cell>
          <table:table-cell table:formula="of:=SUM([.M36:.N36]) /[.L3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formula="of:=[.J37]/[.G3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formula="of:=[.J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282" calcext:value-type="float">
            <text:p>282</text:p>
          </table:table-cell>
          <table:table-cell table:formula="of:=SUM([.I38:.I39])" office:value-type="float" office:value="160" calcext:value-type="float">
            <text:p>160</text:p>
          </table:table-cell>
          <table:table-cell table:formula="of:=SUM([.M38:.N38]) /[.L3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formula="of:=[.J39]/[.G3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formula="of:=[.J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315" calcext:value-type="float">
            <text:p>315</text:p>
          </table:table-cell>
          <table:table-cell table:formula="of:=SUM([.I40:.I41])" office:value-type="float" office:value="142" calcext:value-type="float">
            <text:p>142</text:p>
          </table:table-cell>
          <table:table-cell table:formula="of:=SUM([.M40:.N40]) /[.L4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formula="of:=[.J41]/[.G4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formula="of:=[.J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278" calcext:value-type="float">
            <text:p>278</text:p>
          </table:table-cell>
          <table:table-cell table:formula="of:=SUM([.I42:.I43])" office:value-type="float" office:value="131" calcext:value-type="float">
            <text:p>131</text:p>
          </table:table-cell>
          <table:table-cell table:formula="of:=SUM([.M42:.N42]) /[.L4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formula="of:=[.J43]/[.G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formula="of:=[.J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337" calcext:value-type="float">
            <text:p>337</text:p>
          </table:table-cell>
          <table:table-cell table:formula="of:=SUM([.I44:.I45])" office:value-type="float" office:value="135" calcext:value-type="float">
            <text:p>135</text:p>
          </table:table-cell>
          <table:table-cell table:formula="of:=SUM([.M44:.N44]) /[.L4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formula="of:=[.J45]/[.G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formula="of:=[.J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321" calcext:value-type="float">
            <text:p>321</text:p>
          </table:table-cell>
          <table:table-cell table:formula="of:=SUM([.I46:.I47])" office:value-type="float" office:value="105" calcext:value-type="float">
            <text:p>105</text:p>
          </table:table-cell>
          <table:table-cell table:formula="of:=SUM([.M46:.N46]) /[.L4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formula="of:=[.J47]/[.G4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formula="of:=[.J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368" calcext:value-type="float">
            <text:p>368</text:p>
          </table:table-cell>
          <table:table-cell table:formula="of:=SUM([.I48:.I49])" office:value-type="float" office:value="104" calcext:value-type="float">
            <text:p>104</text:p>
          </table:table-cell>
          <table:table-cell table:formula="of:=SUM([.M48:.N48]) /[.L4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formula="of:=[.J49]/[.G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formula="of:=[.J50]/[.G50]" office:value-type="string" office:string-value="" calcext:value-type="error">
            <text:p>#DIV/0!</text:p>
          </table:table-cell>
          <table:table-cell table:formula="of:=SUM([.G50:.G51])" office:value-type="float" office:value="0" calcext:value-type="float">
            <text:p>0</text:p>
          </table:table-cell>
          <table:table-cell table:formula="of:=SUM([.H50:.H51])" office:value-type="float" office:value="297" calcext:value-type="float">
            <text:p>297</text:p>
          </table:table-cell>
          <table:table-cell table:formula="of:=SUM([.I50:.I51])" office:value-type="float" office:value="127" calcext:value-type="float">
            <text:p>127</text:p>
          </table:table-cell>
          <table:table-cell table:formula="of:=SUM([.M50:.N50]) /[.L5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formula="of:=[.J51]/[.G5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formula="of:=[.J52]/[.G52]" office:value-type="string" office:string-value="" calcext:value-type="error">
            <text:p>#DIV/0!</text:p>
          </table:table-cell>
          <table:table-cell table:formula="of:=SUM([.G52:.G53])" office:value-type="float" office:value="0" calcext:value-type="float">
            <text:p>0</text:p>
          </table:table-cell>
          <table:table-cell table:formula="of:=SUM([.H52:.H53])" office:value-type="float" office:value="310" calcext:value-type="float">
            <text:p>310</text:p>
          </table:table-cell>
          <table:table-cell table:formula="of:=SUM([.I52:.I53])" office:value-type="float" office:value="79" calcext:value-type="float">
            <text:p>79</text:p>
          </table:table-cell>
          <table:table-cell table:formula="of:=SUM([.M52:.N52]) /[.L5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formula="of:=[.J53]/[.G5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formula="of:=[.J54]/[.G54]" office:value-type="percentage" office:value="0.0305625082334343" calcext:value-type="percentage">
            <text:p>3.06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33" calcext:value-type="float">
            <text:p>333</text:p>
          </table:table-cell>
          <table:table-cell table:formula="of:=SUM([.I54:.I55])" office:value-type="float" office:value="85" calcext:value-type="float">
            <text:p>85</text:p>
          </table:table-cell>
          <table:table-cell table:formula="of:=SUM([.M54:.N54]) /[.L54]" office:value-type="percentage" office:value="0.0307307748860462" calcext:value-type="percentage">
            <text:p>3.0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formula="of:=[.J55]/[.G55]" office:value-type="percentage" office:value="0.0309432706704375" calcext:value-type="percentage">
            <text:p>3.09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formula="of:=[.J56]/[.G56]" office:value-type="percentage" office:value="0.0277476989713048" calcext:value-type="percentage">
            <text:p>2.77%</text:p>
          </table:table-cell>
          <table:table-cell table:formula="of:=SUM([.G56:.G57])" office:value-type="float" office:value="7388" calcext:value-type="float">
            <text:p>7388</text:p>
          </table:table-cell>
          <table:table-cell table:formula="of:=SUM([.H56:.H57])" office:value-type="float" office:value="318" calcext:value-type="float">
            <text:p>318</text:p>
          </table:table-cell>
          <table:table-cell table:formula="of:=SUM([.I56:.I57])" office:value-type="float" office:value="71" calcext:value-type="float">
            <text:p>71</text:p>
          </table:table-cell>
          <table:table-cell table:formula="of:=SUM([.M56:.N56]) /[.L56]" office:value-type="percentage" office:value="0.052652950730915" calcext:value-type="percentage">
            <text:p>5.2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formula="of:=[.J57]/[.G5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formula="of:=[.J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40" calcext:value-type="float">
            <text:p>340</text:p>
          </table:table-cell>
          <table:table-cell table:formula="of:=SUM([.I58:.I59])" office:value-type="float" office:value="54" calcext:value-type="float">
            <text:p>54</text:p>
          </table:table-cell>
          <table:table-cell table:formula="of:=SUM([.M58:.N58]) /[.L5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formula="of:=[.J59]/[.G5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formula="of:=[.J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293" calcext:value-type="float">
            <text:p>293</text:p>
          </table:table-cell>
          <table:table-cell table:formula="of:=SUM([.I60:.I61])" office:value-type="float" office:value="59" calcext:value-type="float">
            <text:p>59</text:p>
          </table:table-cell>
          <table:table-cell table:formula="of:=SUM([.M60:.N60]) /[.L6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formula="of:=[.J61]/[.G6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formula="of:=[.J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26" calcext:value-type="float">
            <text:p>326</text:p>
          </table:table-cell>
          <table:table-cell table:formula="of:=SUM([.I62:.I63])" office:value-type="float" office:value="59" calcext:value-type="float">
            <text:p>59</text:p>
          </table:table-cell>
          <table:table-cell table:formula="of:=SUM([.M62:.N62]) /[.L6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formula="of:=[.J63]/[.G6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formula="of:=[.J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277" calcext:value-type="float">
            <text:p>277</text:p>
          </table:table-cell>
          <table:table-cell table:formula="of:=SUM([.I64:.I65])" office:value-type="float" office:value="61" calcext:value-type="float">
            <text:p>61</text:p>
          </table:table-cell>
          <table:table-cell table:formula="of:=SUM([.M64:.N64]) /[.L6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formula="of:=[.J65]/[.G6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13348" calcext:value-type="float">
            <text:p>31334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formula="of:=[.J67]/[.G67]" office:value-type="percentage" office:value="0.0419884601146329" calcext:value-type="percentage">
            <text:p>4.20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2:48:09.998979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5-02T12:50:10.213764903</dc:date>
    <meta:editing-duration>P2DT17H9M8S</meta:editing-duration>
    <meta:editing-cycles>146</meta:editing-cycles>
    <meta:generator>LibreOffice/6.4.7.2$Linux_X86_64 LibreOffice_project/40$Build-2</meta:generator>
    <meta:document-statistic meta:table-count="2" meta:cell-count="144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4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9.105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